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N1</text:p>
          </table:table-cell>
          <table:table-cell table:style-name="ce1" office:value-type="string">
            <text:p>N2</text:p>
          </table:table-cell>
          <table:table-cell table:style-name="ce1" office:value-type="string">
            <text:p>N3</text:p>
          </table:table-cell>
          <table:table-cell table:style-name="ce1" office:value-type="string">
            <text:p>N4</text:p>
          </table:table-cell>
          <table:table-cell table:style-name="ce1" office:value-type="string">
            <text:p>N5</text:p>
          </table:table-cell>
          <table:table-cell table:style-name="ce1" office:value-type="string">
            <text:p>N6</text:p>
          </table:table-cell>
          <table:table-cell table:style-name="ce1" office:value-type="string">
            <text:p>N7</text:p>
          </table:table-cell>
          <table:table-cell table:style-name="ce1" office:value-type="string">
            <text:p>N8</text:p>
          </table:table-cell>
          <table:table-cell table:style-name="ce1" office:value-type="string">
            <text:p>N9</text:p>
          </table:table-cell>
          <table:table-cell table:style-name="ce1" office:value-type="string">
            <text:p>N10</text:p>
          </table:table-cell>
          <table:table-cell table:style-name="ce1" office:value-type="string">
            <text:p>N11</text:p>
          </table:table-cell>
          <table:table-cell table:style-name="ce1" office:value-type="string">
            <text:p>N12</text:p>
          </table:table-cell>
          <table:table-cell table:style-name="ce1" office:value-type="string">
            <text:p>N13</text:p>
          </table:table-cell>
          <table:table-cell table:style-name="ce1" office:value-type="string">
            <text:p>N14</text:p>
          </table:table-cell>
        </table:table-row>
        <table:table-row table:style-name="ro1">
          <table:table-cell table:style-name="ce1" office:value-type="string">
            <text:p>25m1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25m2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5m3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6m1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115">
            <text:p>115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6m2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6m3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7m1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7m2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70">
            <text:p>7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7m3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210">
            <text:p>210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28m1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8m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76">
            <text:p>17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8m3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9m1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9m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9m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424">
            <text:p>424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0m1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0m2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02">
            <text:p>30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0m3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8">
            <text:p>45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1m1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423">
            <text:p>42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1m2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1m3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2m1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2m2</text:p>
          </table:table-cell>
          <table:table-cell table:style-name="ce1" office:value-type="float" office:value="1111">
            <text:p>111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2m3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3m1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3m2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3m3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4m1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4m2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570">
            <text:p>57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4m3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5m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5m2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35m3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684">
            <text:p>68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6m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6m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70">
            <text:p>67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36m3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2" table:number-rows-repeated="104853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36">
      <number:month number:textual="true"/>
      <number:text>.</number:text>
      <number:year number:style="long"/>
    </number:date-style>
    <number:number-style style:name="N137">
      <number:number number:decimal-places="1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.00.0000</text:date>, <text:time style:data-style-name="N2" text:time-value="0000-00-00T12:57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2-10T12:41:55</meta:creation-date>
    <dc:date>2014-02-10T12:58:32</dc:date>
    <dc:creator>Sophia Nazarova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629" meta:object-count="0"/>
  </office:meta>
</office:document-meta>
</file>